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Table3" style:family="table" style:master-page-name="">
      <style:table-properties style:width="6.925in" style:page-number="auto" table:align="left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1.2528in"/>
    </style:style>
    <style:style style:name="Table3.C" style:family="table-column">
      <style:table-column-properties style:column-width="4.38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0c27ef"/>
    </style:style>
    <style:style style:name="P11" style:family="paragraph" style:parent-style-name="Standard">
      <style:text-properties officeooo:paragraph-rsid="0007f349"/>
    </style:style>
    <style:style style:name="P12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3" style:family="paragraph" style:parent-style-name="Standard">
      <style:text-properties officeooo:paragraph-rsid="000a9dfa"/>
    </style:style>
    <style:style style:name="P14" style:family="paragraph" style:parent-style-name="Standard">
      <style:text-properties officeooo:paragraph-rsid="000bb19c"/>
    </style:style>
    <style:style style:name="P15" style:family="paragraph" style:parent-style-name="Standard">
      <style:text-properties officeooo:paragraph-rsid="000bc82e"/>
    </style:style>
    <style:style style:name="P16" style:family="paragraph" style:parent-style-name="Standard">
      <style:text-properties officeooo:rsid="00148d52" officeooo:paragraph-rsid="00148d52"/>
    </style:style>
    <style:style style:name="P17" style:family="paragraph" style:parent-style-name="Standard">
      <style:text-properties officeooo:paragraph-rsid="00148d52"/>
    </style:style>
    <style:style style:name="P18" style:family="paragraph" style:parent-style-name="Standard">
      <style:text-properties officeooo:paragraph-rsid="00160500"/>
    </style:style>
    <style:style style:name="P19" style:family="paragraph" style:parent-style-name="Standard">
      <style:paragraph-properties fo:text-align="center" style:justify-single-word="false"/>
      <style:text-properties officeooo:rsid="0017900d" officeooo:paragraph-rsid="0017900d"/>
    </style:style>
    <style:style style:name="P20" style:family="paragraph" style:parent-style-name="Standard">
      <style:paragraph-properties fo:text-align="center" style:justify-single-word="false"/>
      <style:text-properties officeooo:rsid="00184152" officeooo:paragraph-rsid="00184152"/>
    </style:style>
    <style:style style:name="P21" style:family="paragraph" style:parent-style-name="Standard">
      <style:text-properties officeooo:paragraph-rsid="001acb64"/>
    </style:style>
    <style:style style:name="P22" style:family="paragraph" style:parent-style-name="Standard">
      <style:text-properties officeooo:paragraph-rsid="001bb077"/>
    </style:style>
    <style:style style:name="P23" style:family="paragraph" style:parent-style-name="Standard">
      <style:text-properties officeooo:paragraph-rsid="001d2202"/>
    </style:style>
    <style:style style:name="P24" style:family="paragraph" style:parent-style-name="Heading_20_4">
      <style:text-properties officeooo:rsid="000c27ef" officeooo:paragraph-rsid="000c27ef"/>
    </style:style>
    <style:style style:name="P25" style:family="paragraph" style:parent-style-name="Standard">
      <style:text-properties officeooo:rsid="00148d52" officeooo:paragraph-rsid="00160500"/>
    </style:style>
    <style:style style:name="P26" style:family="paragraph" style:parent-style-name="Standard">
      <style:text-properties officeooo:paragraph-rsid="0022ae0b"/>
    </style:style>
    <style:style style:name="P2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/>
      <style:text-properties fo:font-style="italic"/>
    </style:style>
    <style:style style:name="P2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/>
    </style:style>
    <style:style style:name="P29" style:family="paragraph" style:parent-style-name="Table_20_Heading">
      <loext:graphic-properties draw:fill="none"/>
      <style:paragraph-properties fo:margin-left="0in" fo:margin-right="0in" fo:text-indent="0in" style:auto-text-indent="false" fo:background-color="transparent"/>
    </style:style>
    <style:style style:name="P3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fo:font-weight="bold" officeooo:rsid="001bb077" style:font-weight-asian="bold" style:font-weight-complex="bold"/>
    </style:style>
    <style:style style:name="T4" style:family="text">
      <style:text-properties officeooo:rsid="0007f44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0500" style:font-size-asian="10pt" style:font-size-complex="10pt"/>
    </style:style>
    <style:style style:name="T7" style:family="text">
      <style:text-properties fo:font-size="10pt" officeooo:rsid="0017900d" style:font-size-asian="10pt" style:font-size-complex="10pt"/>
    </style:style>
    <style:style style:name="T8" style:family="text">
      <style:text-properties officeooo:rsid="0009a3e6"/>
    </style:style>
    <style:style style:name="T9" style:family="text">
      <style:text-properties officeooo:rsid="000a9dfa"/>
    </style:style>
    <style:style style:name="T10" style:family="text">
      <style:text-properties officeooo:rsid="000bb19c"/>
    </style:style>
    <style:style style:name="T11" style:family="text">
      <style:text-properties officeooo:rsid="000bc82e"/>
    </style:style>
    <style:style style:name="T12" style:family="text">
      <style:text-properties officeooo:rsid="000c27ef"/>
    </style:style>
    <style:style style:name="T13" style:family="text">
      <style:text-properties officeooo:rsid="000ff3a0"/>
    </style:style>
    <style:style style:name="T14" style:family="text">
      <style:text-properties officeooo:rsid="0012bf13"/>
    </style:style>
    <style:style style:name="T15" style:family="text">
      <style:text-properties officeooo:rsid="00148d52"/>
    </style:style>
    <style:style style:name="T16" style:family="text">
      <style:text-properties officeooo:rsid="00160500"/>
    </style:style>
    <style:style style:name="T17" style:family="text">
      <style:text-properties officeooo:rsid="0017900d"/>
    </style:style>
    <style:style style:name="T18" style:family="text">
      <style:text-properties officeooo:rsid="00184152"/>
    </style:style>
    <style:style style:name="T19" style:family="text">
      <style:text-properties officeooo:rsid="001acb64"/>
    </style:style>
    <style:style style:name="T20" style:family="text">
      <style:text-properties officeooo:rsid="001bb077"/>
    </style:style>
    <style:style style:name="T21" style:family="text">
      <style:text-properties officeooo:rsid="001d2202"/>
    </style:style>
    <style:style style:name="T22" style:family="text">
      <style:text-properties officeooo:rsid="001e489a"/>
    </style:style>
    <style:style style:name="T23" style:family="text">
      <style:text-properties officeooo:rsid="001ef4c9"/>
    </style:style>
    <style:style style:name="T24" style:family="text">
      <style:text-properties officeooo:rsid="001f0055"/>
    </style:style>
    <style:style style:name="T25" style:family="text">
      <style:text-properties officeooo:rsid="0022ae0b"/>
    </style:style>
    <style:style style:name="T26" style:family="text">
      <style:text-properties officeooo:rsid="00231221"/>
    </style:style>
    <style:style style:name="T27" style:family="text">
      <style:text-properties fo:font-style="italic"/>
    </style:style>
    <style:style style:name="T28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ubtitle">Draft <text:span text:style-name="T14">#1</text:span></text:p>
      <text:p text:style-name="Standard"/>
      <text:p text:style-name="P18"><text:s text:c="2"/>Syntax of the pcomp source file. <text:span text:style-name="T4">Subject to change for now.</text:span> <text:s/><text:span text:style-name="T15">(14 jul 2025) </text:span>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438_4109188922" text:style-name="Index_20_Link" text:visited-style-name="Index_20_Link"><text:s/>Overall structure<text:tab/>1</text:a></text:p>
          <text:p text:style-name="P8"><text:a xlink:type="simple" xlink:href="#__RefHeading___Toc1440_4109188922" text:style-name="Index_20_Link" text:visited-style-name="Index_20_Link"><text:s/>Comments:<text:tab/>2</text:a></text:p>
          <text:p text:style-name="P8"><text:a xlink:type="simple" xlink:href="#__RefHeading___Toc1442_4109188922" text:style-name="Index_20_Link" text:visited-style-name="Index_20_Link"><text:s/>Doc comments:<text:tab/>2</text:a></text:p>
          <text:p text:style-name="P8"><text:a xlink:type="simple" xlink:href="#__RefHeading___Toc1444_4109188922" text:style-name="Index_20_Link" text:visited-style-name="Index_20_Link"><text:s/>Line continuation:<text:tab/>2</text:a></text:p>
          <text:p text:style-name="P8"><text:a xlink:type="simple" xlink:href="#__RefHeading___Toc1446_4109188922" text:style-name="Index_20_Link" text:visited-style-name="Index_20_Link"><text:s/>Platform statement(s):<text:tab/>2</text:a></text:p>
          <text:p text:style-name="P8"><text:a xlink:type="simple" xlink:href="#__RefHeading___Toc1448_4109188922" text:style-name="Index_20_Link" text:visited-style-name="Index_20_Link">Heading 3<text:tab/>3</text:a></text:p>
          <text:p text:style-name="P8"><text:a xlink:type="simple" xlink:href="#__RefHeading___Toc1450_4109188922" text:style-name="Index_20_Link" text:visited-style-name="Index_20_Link"><text:s/>Data declarations:<text:tab/>3</text:a></text:p>
          <text:p text:style-name="P9"><text:a xlink:type="simple" xlink:href="#__RefHeading___Toc1452_4109188922" text:style-name="Index_20_Link" text:visited-style-name="Index_20_Link"><text:s/>Types:<text:tab/>3</text:a></text:p>
          <text:p text:style-name="P9"><text:a xlink:type="simple" xlink:href="#__RefHeading___Toc1454_4109188922" text:style-name="Index_20_Link" text:visited-style-name="Index_20_Link"><text:s/>Custom types:<text:tab/>3</text:a></text:p>
          <text:p text:style-name="P9"><text:a xlink:type="simple" xlink:href="#__RefHeading___Toc1456_4109188922" text:style-name="Index_20_Link" text:visited-style-name="Index_20_Link">Aggragates:<text:tab/>3</text:a></text:p>
          <text:p text:style-name="P9"><text:a xlink:type="simple" xlink:href="#__RefHeading___Toc1458_4109188922" text:style-name="Index_20_Link" text:visited-style-name="Index_20_Link"><text:s/>Data attributes:<text:tab/>3</text:a></text:p>
          <text:p text:style-name="P9"><text:a xlink:type="simple" xlink:href="#__RefHeading___Toc1460_4109188922" text:style-name="Index_20_Link" text:visited-style-name="Index_20_Link"><text:s/>Data initialization:<text:tab/>3</text:a></text:p>
          <text:p text:style-name="P8"><text:a xlink:type="simple" xlink:href="#__RefHeading___Toc1462_4109188922" text:style-name="Index_20_Link" text:visited-style-name="Index_20_Link"><text:s/>Constant Strings:<text:tab/>3</text:a></text:p>
          <text:p text:style-name="P8"><text:a xlink:type="simple" xlink:href="#__RefHeading___Toc1464_4109188922" text:style-name="Index_20_Link" text:visited-style-name="Index_20_Link"><text:tab/>4</text:a></text:p>
          <text:p text:style-name="P7"><text:a xlink:type="simple" xlink:href="#__RefHeading___Toc1466_4109188922" text:style-name="Index_20_Link" text:visited-style-name="Index_20_Link"><text:s/>Functions:<text:tab/>4</text:a></text:p>
          <text:p text:style-name="P7"><text:a xlink:type="simple" xlink:href="#__RefHeading___Toc1468_4109188922" text:style-name="Index_20_Link" text:visited-style-name="Index_20_Link"><text:s/>Allocations:<text:tab/>4</text:a></text:p>
          <text:p text:style-name="P8"><text:a xlink:type="simple" xlink:href="#__RefHeading___Toc1470_4109188922" text:style-name="Index_20_Link" text:visited-style-name="Index_20_Link"><text:s/>Exceptions:<text:tab/>5</text:a></text:p>
          <text:p text:style-name="P8"><text:a xlink:type="simple" xlink:href="#__RefHeading___Toc1472_4109188922" text:style-name="Index_20_Link" text:visited-style-name="Index_20_Link"><text:s/>Expressions:<text:tab/>5</text:a></text:p>
          <text:p text:style-name="P8"><text:a xlink:type="simple" xlink:href="#__RefHeading___Toc1474_4109188922" text:style-name="Index_20_Link" text:visited-style-name="Index_20_Link"><text:s/>Type conversions:<text:tab/>5</text:a></text:p>
          <text:p text:style-name="P8"><text:a xlink:type="simple" xlink:href="#__RefHeading___Toc1476_4109188922" text:style-name="Index_20_Link" text:visited-style-name="Index_20_Link"><text:s/>Grouping:<text:tab/>5</text:a></text:p>
          <text:p text:style-name="P9"><text:a xlink:type="simple" xlink:href="#__RefHeading___Toc1478_4109188922" text:style-name="Index_20_Link" text:visited-style-name="Index_20_Link"><text:s/>Unary:<text:tab/>5</text:a></text:p>
          <text:p text:style-name="P9"><text:a xlink:type="simple" xlink:href="#__RefHeading___Toc1480_4109188922" text:style-name="Index_20_Link" text:visited-style-name="Index_20_Link"><text:s/>Binary:<text:tab/>5</text:a></text:p>
          <text:p text:style-name="P9"><text:a xlink:type="simple" xlink:href="#__RefHeading___Toc1482_4109188922" text:style-name="Index_20_Link" text:visited-style-name="Index_20_Link"><text:s/>Binary Logical:<text:tab/>6</text:a></text:p>
          <text:p text:style-name="P9"><text:a xlink:type="simple" xlink:href="#__RefHeading___Toc1484_4109188922" text:style-name="Index_20_Link" text:visited-style-name="Index_20_Link"><text:s/>Binary Bitwise:<text:tab/>6</text:a></text:p>
          <text:p text:style-name="P9"><text:a xlink:type="simple" xlink:href="#__RefHeading___Toc1486_4109188922" text:style-name="Index_20_Link" text:visited-style-name="Index_20_Link"><text:s/>Binary bitwise operators:<text:tab/>6</text:a></text:p>
          <text:p text:style-name="P9"><text:a xlink:type="simple" xlink:href="#__RefHeading___Toc1488_4109188922" text:style-name="Index_20_Link" text:visited-style-name="Index_20_Link"><text:s/>Conditionals:<text:tab/>6</text:a></text:p>
          <text:p text:style-name="P9"><text:a xlink:type="simple" xlink:href="#__RefHeading___Toc1490_4109188922" text:style-name="Index_20_Link" text:visited-style-name="Index_20_Link"><text:s/>Assignments:<text:tab/>6</text:a></text:p>
          <text:p text:style-name="P9"><text:a xlink:type="simple" xlink:href="#__RefHeading___Toc1492_4109188922" text:style-name="Index_20_Link" text:visited-style-name="Index_20_Link"><text:s/>Conditional elements:<text:tab/>6</text:a></text:p>
          <text:p text:style-name="P9"><text:a xlink:type="simple" xlink:href="#__RefHeading___Toc1494_4109188922" text:style-name="Index_20_Link" text:visited-style-name="Index_20_Link"><text:s/>Looping elements:<text:tab/>7</text:a></text:p>
          <text:p text:style-name="P9"><text:a xlink:type="simple" xlink:href="#__RefHeading___Toc1496_4109188922" text:style-name="Index_20_Link" text:visited-style-name="Index_20_Link"><text:s/>Execution control:<text:tab/>7</text:a></text:p>
          <text:p text:style-name="P8"><text:a xlink:type="simple" xlink:href="#__RefHeading___Toc1498_4109188922" text:style-name="Index_20_Link" text:visited-style-name="Index_20_Link"><text:s/>Command line:<text:tab/>8</text:a></text:p>
          <text:p text:style-name="P7"><text:a xlink:type="simple" xlink:href="#__RefHeading___Toc1500_4109188922" text:style-name="Index_20_Link" text:visited-style-name="Index_20_Link"><text:s/>Preprocessing:<text:tab/>8</text:a></text:p>
          <text:p text:style-name="P7"><text:a xlink:type="simple" xlink:href="#__RefHeading___Toc1502_4109188922" text:style-name="Index_20_Link" text:visited-style-name="Index_20_Link">Comand line arguments:<text:tab/>11</text:a></text:p>
        </text:index-body>
      </text:table-of-content>
      <text:p text:style-name="P11"/>
      <text:h text:style-name="Heading_20_3" text:outline-level="3"><text:bookmark-start text:name="__RefHeading___Toc1438_4109188922"/><text:soft-page-break/><text:line-break/>Overall structure<text:bookmark-end text:name="__RefHeading___Toc1438_4109188922"/></text:h>
      <text:p text:style-name="P18"><text:span text:style-name="T6">Quick</text:span><text:span text:style-name="T5"> Spec </text:span><text:span text:style-name="T6">Notation:</text:span><text:span text:style-name="T5"> SP=white space NL=newline |=alternate <text:s/>...=more items *</text:span><text:span text:style-name="T7">=any characters</text:span></text:p>
      <text:p text:style-name="P18"/>
      <text:p text:style-name="P18"><text:span text:style-name="T16">A ‘pcomp’ program is consists o</text:span>ne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6"><text:span text:style-name="T16">Quick</text:span> Spec </text:p>
          </table:table-cell>
          <table:table-cell table:style-name="Table1.C1" office:value-type="string">
            <text:p text:style-name="P5">Example<text:span text:style-name="T17">(s)</text:span>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<text:span text:style-name="T17">NL</text:span></text:p>
          </table:table-cell>
          <table:table-cell table:style-name="Table1.C2" office:value-type="string">
            <text:p text:style-name="P12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19">str</text:p>
          </table:table-cell>
          <table:table-cell table:style-name="Table1.C2" office:value-type="string">
            <text:p text:style-name="P19">x86_64</text:p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19">%import filename</text:p>
          </table:table-cell>
          <table:table-cell table:style-name="Table1.C2" office:value-type="string">
            <text:p text:style-name="P19">%import filename</text:p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19">tbd</text:p>
          </table:table-cell>
          <table:table-cell table:style-name="Table1.C2" office:value-type="string">
            <text:p text:style-name="P20">tbd</text:p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12">#*NL | // *</text:p>
          </table:table-cell>
          <table:table-cell table:style-name="Table1.C2" office:value-type="string">
            <text:p text:style-name="P12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12">## | ///</text:p>
          </table:table-cell>
          <table:table-cell table:style-name="Table1.C2" office:value-type="string">
            <text:p text:style-name="P12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4">type</text:span> declaration(s)</text:p>
          </table:table-cell>
          <table:table-cell table:style-name="Table1.B2" office:value-type="string">
            <text:p text:style-name="P12"><text:span text:style-name="T17">t</text:span>ype <text:span text:style-name="T17">varname {</text:span>vardecl .. <text:span text:style-name="T17">}</text:span></text:p>
          </table:table-cell>
          <table:table-cell table:style-name="Table1.C2" office:value-type="string">
            <text:p text:style-name="P19">Type {aa:bb cc:dd=12 }</text:p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12"><text:span text:style-name="T17">t</text:span>ype : var <text:span text:style-name="T17">= init</text:span></text:p>
          </table:table-cell>
          <table:table-cell table:style-name="Table1.C2" office:value-type="string">
            <text:p text:style-name="P19">U32 : var = 1234</text:p>
          </table:table-cell>
        </table:table-row>
        <table:table-row>
          <table:table-cell table:style-name="Table1.A2" office:value-type="string">
            <text:p text:style-name="P4"><text:s text:c="8"/>assignments </text:p>
          </table:table-cell>
          <table:table-cell table:style-name="Table1.B2" office:value-type="string">
            <text:p text:style-name="P12"><text:span text:style-name="T17">v</text:span>ar = expr</text:p>
          </table:table-cell>
          <table:table-cell table:style-name="Table1.C2" office:value-type="string">
            <text:p text:style-name="P19">var = qwerty</text:p>
          </table:table-cell>
        </table:table-row>
        <table:table-row>
          <table:table-cell table:style-name="Table1.A2" office:value-type="string">
            <text:p text:style-name="P4"><text:s text:c="8"/>arithmetic statements</text:p>
          </table:table-cell>
          <table:table-cell table:style-name="Table1.B2" office:value-type="string">
            <text:p text:style-name="P12">var=val<text:span text:style-name="T18">1+val2</text:span></text:p>
          </table:table-cell>
          <table:table-cell table:style-name="Table1.C2" office:value-type="string">
            <text:p text:style-name="P20">Var = 23 + 45 * 5</text:p>
          </table:table-cell>
        </table:table-row>
        <table:table-row>
          <table:table-cell table:style-name="Table1.A2" office:value-type="string">
            <text:p text:style-name="P12">fargs</text:p>
          </table:table-cell>
          <table:table-cell table:style-name="Table1.B2" office:value-type="string">
            <text:p text:style-name="P12"><text:span text:style-name="T17">( argd</text:span>ecl … <text:span text:style-name="T17">)</text:span></text:p>
          </table:table-cell>
          <table:table-cell table:style-name="Table1.C2" office:value-type="string">
            <text:p text:style-name="P20">( u32:aa=1 u16:bb=1 )</text:p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12"><text:span text:style-name="T17">func</text:span> (fargs) { statements } </text:p>
          </table:table-cell>
          <table:table-cell table:style-name="Table1.C2" office:value-type="string">
            <text:p text:style-name="P19">Func ( aa:bb ) {aa=cc bb=dd }</text:p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12"><text:span text:style-name="T17">F</text:span>unc() <text:span text:style-name="T17">| func(aa)</text:span></text:p>
          </table:table-cell>
          <table:table-cell table:style-name="Table1.C2" office:value-type="string">
            <text:p text:style-name="P19">var <text:s/>= func (bb) </text:p>
          </table:table-cell>
        </table:table-row>
      </table:table>
      <text:p text:style-name="Standard"/>
      <text:h text:style-name="Heading_20_3" text:outline-level="3"><text:bookmark-start text:name="__RefHeading___Toc1440_4109188922"/><text:s/>Comments:<text:bookmark-end text:name="__RefHeading___Toc1440_4109188922"/></text:h>
      <text:p text:style-name="Standard"/>
      <text:p text:style-name="P21"><text:s text:c="8"/><text:span text:style-name="T19">from </text:span># <text:span text:style-name="T8">to the end of line </text:span></text:p>
      <text:p text:style-name="Standard"><text:s text:c="8"/>from // to end of line</text:p>
      <text:p text:style-name="Standard"><text:s text:c="8"/>between <text:s text:c="3"/>/* 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2_4109188922"/><text:s/>Doc comments:<text:bookmark-end text:name="__RefHeading___Toc1442_4109188922"/>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P22"><text:s text:c="8"/>between /** <text:s/>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4_4109188922"/><text:s/>Line continuation:<text:bookmark-end text:name="__RefHeading___Toc1444_4109188922"/></text:h>
      <text:p text:style-name="Standard"/>
      <text:p text:style-name="Standard"><text:s text:c="4"/>Lines are continued on the next line if backslash is at the end.</text:p>
      <text:p text:style-name="Standard"><text:span text:style-name="T2"><text:tab/></text:span><text:span text:style-name="T3">(</text:span> Trailing spaces are discarded ?<text:span text:style-name="T20">)</text:span></text:p>
      <text:p text:style-name="Standard"/>
      <text:h text:style-name="Heading_20_3" text:outline-level="3"><text:bookmark-start text:name="__RefHeading___Toc1446_4109188922"/><text:soft-page-break/><text:s/>Platform statement(s):<text:bookmark-end text:name="__RefHeading___Toc1446_4109188922"/></text:h>
      <text:p text:style-name="Standard"/>
      <text:p text:style-name="P22"><text:s text:c="4"/>platform_name <text:s/>native / cross</text:p>
      <text:p text:style-name="P22"/>
      <text:p text:style-name="P22">The generated code <text:span text:style-name="T20">is x86_64 native by default.</text:span></text:p>
      <text:p text:style-name="Standard"><text:s text:c="4"/></text:p>
      <text:h text:style-name="Heading_20_3" text:outline-level="3"><text:bookmark-start text:name="__RefHeading___Toc1448_4109188922"/>Heading 3<text:bookmark-end text:name="__RefHeading___Toc1448_4109188922"/></text:h>
      <text:p text:style-name="Standard"><text:s/>Import statement(s):</text:p>
      <text:p text:style-name="Standard"/>
      <text:p text:style-name="Standard"><text:s text:c="4"/>Import interface from source file or interface file. %<text:span text:style-name="T20">import </text:span></text:p>
      <text:p text:style-name="Standard"/>
      <text:h text:style-name="Heading_20_3" text:outline-level="3"><text:bookmark-start text:name="__RefHeading___Toc1450_4109188922"/>Data declarations:<text:bookmark-end text:name="__RefHeading___Toc1450_4109188922"/></text:h>
      <text:p text:style-name="Standard"/>
      <text:p text:style-name="P13"><text:s text:c="4"/>type<text:span text:style-name="T9">name</text:span>:varname=initval;</text:p>
      <text:p text:style-name="P13"><text:s text:c="4"/>type<text:span text:style-name="T9">name</text:span>:varname</text:p>
      <text:p text:style-name="P13"><text:s text:c="4"/></text:p>
      <text:h text:style-name="Heading_20_4" text:outline-level="4"><text:bookmark-start text:name="__RefHeading___Toc1452_4109188922"/><text:span text:style-name="T20">Builtin T</text:span>ypes:<text:bookmark-end text:name="__RefHeading___Toc1452_4109188922"/></text:h>
      <text:p text:style-name="Standard"/>
      <text:p text:style-name="Standard"><text:s text:c="4"/>u8; u16; u32; u64; <text:s text:c="9"/>; Unsigned integers</text:p>
      <text:p text:style-name="Standard"><text:s text:c="4"/>s8; s16; s32 <text:s/>s64; <text:s text:c="11"/>; Signed integers</text:p>
      <text:p text:style-name="Standard"/>
      <text:p text:style-name="Standard"><text:s text:c="4"/>single, double, quad <text:s text:c="7"/>; Floating point types</text:p>
      <text:p text:style-name="Standard"/>
      <text:h text:style-name="Heading_20_4" text:outline-level="4"><text:bookmark-start text:name="__RefHeading___Toc1454_4109188922"/><text:s/>Custom types:<text:bookmark-end text:name="__RefHeading___Toc1454_4109188922"/></text:h>
      <text:p text:style-name="P15"><text:s text:c="3"/>type <text:span text:style-name="T10">typename </text:span><text:span text:style-name="T11">{ typename:</text:span>varname1 <text:span text:style-name="T11">typename:</text:span>varname2 .... <text:span text:style-name="T11">}</text:span></text:p>
      <text:p text:style-name="P14"><text:s text:c="3"/></text:p>
      <text:h text:style-name="P24" text:outline-level="4"><text:bookmark-start text:name="__RefHeading___Toc1456_4109188922"/>Aggragates:<text:bookmark-end text:name="__RefHeading___Toc1456_4109188922"/></text:h>
      <text:p text:style-name="P10"><text:s text:c="3"/><text:span text:style-name="T12">typename : varname = val </text:span></text:p>
      <text:h text:style-name="Heading_20_4" text:outline-level="4"><text:bookmark-start text:name="__RefHeading___Toc1458_4109188922"/><text:s/>Data attributes:<text:bookmark-end text:name="__RefHeading___Toc1458_4109188922"/></text:h>
      <text:p text:style-name="Standard"><text:s text:c="4"/>constant volatile static external registe<text:span text:style-name="T20">r</text:span></text:p>
      <text:p text:style-name="Standard"/>
      <text:h text:style-name="Heading_20_3" text:outline-level="3"><text:bookmark-start text:name="__RefHeading___Toc1462_4109188922"/><text:s/>Constant Strings:<text:bookmark-end text:name="__RefHeading___Toc1462_4109188922"/></text:h>
      <text:p text:style-name="Standard"/>
      <text:p text:style-name="Standard"><text:s text:c="6"/>Between " and " <text:span text:style-name="T20">and / </text:span>or between ' and ';</text:p>
      <text:p text:style-name="Standard"/>
      <text:p text:style-name="Standard"><text:s text:c="6"/>Escape characters:</text:p>
      <text:p text:style-name="Standard"/>
      <text:p text:style-name="P26"><text:s text:c="8"/><text:tab/>\" \' </text:p>
      <text:p text:style-name="P26"><text:span text:style-name="T25"><text:tab/>\</text:span>r \n \a \t \b \v \f \e </text:p>
      <text:p text:style-name="P26"><text:tab/>\? \\ </text:p>
      <text:p text:style-name="Standard"><text:soft-page-break/></text:p>
      <text:p text:style-name="Standard"><text:s text:c="8"/>\xXX \DD \oOO \bBBB <text:s text:c="2"/>\uUUUU</text:p>
      <text:p text:style-name="Standard"><text:s text:c="8"/>hex <text:s text:c="2"/>dec <text:s/>oct <text:s/>bin <text:s text:c="2"/>unicode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9">Escape sequence</text:p>
            </table:table-cell>
            <table:table-cell table:style-name="Table3.A1" office:value-type="string">
              <text:p text:style-name="P29">Hex value in ASCII</text:p>
            </table:table-cell>
            <table:table-cell table:style-name="Table3.A1" office:value-type="string">
              <text:p text:style-name="P29">Character represented </text:p>
            </table:table-cell>
          </table:table-row>
        </table:table-header-rows>
        <table:table-row>
          <table:table-cell table:style-name="Table3.A1" office:value-type="string">
            <text:p text:style-name="P28">\a</text:p>
          </table:table-cell>
          <table:table-cell table:style-name="Table3.A1" office:value-type="string">
            <text:p text:style-name="P28">07</text:p>
          </table:table-cell>
          <table:table-cell table:style-name="Table3.A1" office:value-type="string">
            <text:p text:style-name="P28"><text:a xlink:type="simple" xlink:href="https://en.wikipedia.org/wiki/Bell_character" text:style-name="Internet_20_link" text:visited-style-name="Visited_20_Internet_20_Link">Alert (Beep, Bell)</text:a> (added in C89)<text:bookmark text:name="cite_ref-Rationale_2003_C_1-0"/><text:a xlink:type="simple" xlink:href="https://en.wikipedia.org/wiki/Escape_sequences_in_C#cite_note-Rationale_2003_C-1" text:style-name="Internet_20_link" text:visited-style-name="Visited_20_Internet_20_Link">[1]</text:a> </text:p>
          </table:table-cell>
        </table:table-row>
        <table:table-row>
          <table:table-cell table:style-name="Table3.A1" office:value-type="string">
            <text:p text:style-name="P28">\b</text:p>
          </table:table-cell>
          <table:table-cell table:style-name="Table3.A1" office:value-type="string">
            <text:p text:style-name="P28">08</text:p>
          </table:table-cell>
          <table:table-cell table:style-name="Table3.A1" office:value-type="string">
            <text:p text:style-name="P28"><text:a xlink:type="simple" xlink:href="https://en.wikipedia.org/wiki/Backspace" text:style-name="Internet_20_link" text:visited-style-name="Visited_20_Internet_20_Link">Backspace</text:a> </text:p>
          </table:table-cell>
        </table:table-row>
        <table:table-row>
          <table:table-cell table:style-name="Table3.A1" office:value-type="string">
            <text:p text:style-name="P28">\e<text:bookmark text:name="ref_Note1"/><text:a xlink:type="simple" xlink:href="https://en.wikipedia.org/wiki/Escape_sequences_in_C#endnote_Note1" text:style-name="Internet_20_link" text:visited-style-name="Visited_20_Internet_20_Link">note 1</text:a></text:p>
          </table:table-cell>
          <table:table-cell table:style-name="Table3.A1" office:value-type="string">
            <text:p text:style-name="P28">1B</text:p>
          </table:table-cell>
          <table:table-cell table:style-name="Table3.A1" office:value-type="string">
            <text:p text:style-name="P28"><text:a xlink:type="simple" xlink:href="https://en.wikipedia.org/wiki/Escape_character" text:style-name="Internet_20_link" text:visited-style-name="Visited_20_Internet_20_Link">Escape character</text:a> </text:p>
          </table:table-cell>
        </table:table-row>
        <table:table-row>
          <table:table-cell table:style-name="Table3.A1" office:value-type="string">
            <text:p text:style-name="P28">\f</text:p>
          </table:table-cell>
          <table:table-cell table:style-name="Table3.A1" office:value-type="string">
            <text:p text:style-name="P28">0C</text:p>
          </table:table-cell>
          <table:table-cell table:style-name="Table3.A1" office:value-type="string">
            <text:p text:style-name="P28"><text:a xlink:type="simple" xlink:href="https://en.wikipedia.org/wiki/Formfeed" text:style-name="Internet_20_link" text:visited-style-name="Visited_20_Internet_20_Link">Formfeed</text:a> <text:a xlink:type="simple" xlink:href="https://en.wikipedia.org/wiki/Page_Break" text:style-name="Internet_20_link" text:visited-style-name="Visited_20_Internet_20_Link">Page Break</text:a> </text:p>
          </table:table-cell>
        </table:table-row>
        <table:table-row>
          <table:table-cell table:style-name="Table3.A1" office:value-type="string">
            <text:p text:style-name="P28">\n</text:p>
          </table:table-cell>
          <table:table-cell table:style-name="Table3.A1" office:value-type="string">
            <text:p text:style-name="P28">0A</text:p>
          </table:table-cell>
          <table:table-cell table:style-name="Table3.A1" office:value-type="string">
            <text:p text:style-name="P28"><text:a xlink:type="simple" xlink:href="https://en.wikipedia.org/wiki/Newline" text:style-name="Internet_20_link" text:visited-style-name="Visited_20_Internet_20_Link">Newline</text:a> (Line Feed); see below </text:p>
          </table:table-cell>
        </table:table-row>
        <table:table-row>
          <table:table-cell table:style-name="Table3.A1" office:value-type="string">
            <text:p text:style-name="P28">\r</text:p>
          </table:table-cell>
          <table:table-cell table:style-name="Table3.A1" office:value-type="string">
            <text:p text:style-name="P28">0D</text:p>
          </table:table-cell>
          <table:table-cell table:style-name="Table3.A1" office:value-type="string">
            <text:p text:style-name="P28"><text:a xlink:type="simple" xlink:href="https://en.wikipedia.org/wiki/Carriage_Return" text:style-name="Internet_20_link" text:visited-style-name="Visited_20_Internet_20_Link">Carriage Return</text:a> </text:p>
          </table:table-cell>
        </table:table-row>
        <table:table-row>
          <table:table-cell table:style-name="Table3.A1" office:value-type="string">
            <text:p text:style-name="P28">\t</text:p>
          </table:table-cell>
          <table:table-cell table:style-name="Table3.A1" office:value-type="string">
            <text:p text:style-name="P28">09</text:p>
          </table:table-cell>
          <table:table-cell table:style-name="Table3.A1" office:value-type="string">
            <text:p text:style-name="P28"><text:a xlink:type="simple" xlink:href="https://en.wikipedia.org/wiki/Horizontal_Tab" text:style-name="Internet_20_link" text:visited-style-name="Visited_20_Internet_20_Link">Horizontal Tab</text:a> </text:p>
          </table:table-cell>
        </table:table-row>
        <table:table-row>
          <table:table-cell table:style-name="Table3.A1" office:value-type="string">
            <text:p text:style-name="P28">\v</text:p>
          </table:table-cell>
          <table:table-cell table:style-name="Table3.A1" office:value-type="string">
            <text:p text:style-name="P28">0B</text:p>
          </table:table-cell>
          <table:table-cell table:style-name="Table3.A1" office:value-type="string">
            <text:p text:style-name="P28"><text:a xlink:type="simple" xlink:href="https://en.wikipedia.org/wiki/Vertical_Tab" text:style-name="Internet_20_link" text:visited-style-name="Visited_20_Internet_20_Link">Vertical Tab</text:a> </text:p>
          </table:table-cell>
        </table:table-row>
        <table:table-row>
          <table:table-cell table:style-name="Table3.A1" office:value-type="string">
            <text:p text:style-name="P28">\\</text:p>
          </table:table-cell>
          <table:table-cell table:style-name="Table3.A1" office:value-type="string">
            <text:p text:style-name="P28">5C</text:p>
          </table:table-cell>
          <table:table-cell table:style-name="Table3.A1" office:value-type="string">
            <text:p text:style-name="P28"><text:a xlink:type="simple" xlink:href="https://en.wikipedia.org/wiki/Backslash" text:style-name="Internet_20_link" text:visited-style-name="Visited_20_Internet_20_Link">Backslash</text:a> </text:p>
          </table:table-cell>
        </table:table-row>
        <table:table-row>
          <table:table-cell table:style-name="Table3.A1" office:value-type="string">
            <text:p text:style-name="P28">\'</text:p>
          </table:table-cell>
          <table:table-cell table:style-name="Table3.A1" office:value-type="string">
            <text:p text:style-name="P28">27</text:p>
          </table:table-cell>
          <table:table-cell table:style-name="Table3.A1" office:value-type="string">
            <text:p text:style-name="P28"><text:a xlink:type="simple" xlink:href="https://en.wikipedia.org/wiki/Apostrophe" text:style-name="Internet_20_link" text:visited-style-name="Visited_20_Internet_20_Link">Apostrophe</text:a> or single quotation mark </text:p>
          </table:table-cell>
        </table:table-row>
        <table:table-row>
          <table:table-cell table:style-name="Table3.A1" office:value-type="string">
            <text:p text:style-name="P28">\"</text:p>
          </table:table-cell>
          <table:table-cell table:style-name="Table3.A1" office:value-type="string">
            <text:p text:style-name="P28">22</text:p>
          </table:table-cell>
          <table:table-cell table:style-name="Table3.A1" office:value-type="string">
            <text:p text:style-name="P28">Double <text:a xlink:type="simple" xlink:href="https://en.wikipedia.org/wiki/Quotation_mark" text:style-name="Internet_20_link" text:visited-style-name="Visited_20_Internet_20_Link">quotation mark</text:a> </text:p>
          </table:table-cell>
        </table:table-row>
        <table:table-row>
          <table:table-cell table:style-name="Table3.A1" office:value-type="string">
            <text:p text:style-name="P28">\?</text:p>
          </table:table-cell>
          <table:table-cell table:style-name="Table3.A1" office:value-type="string">
            <text:p text:style-name="P28">3F</text:p>
          </table:table-cell>
          <table:table-cell table:style-name="Table3.A1" office:value-type="string">
            <text:p text:style-name="P28"><text:a xlink:type="simple" xlink:href="https://en.wikipedia.org/wiki/Question_mark" text:style-name="Internet_20_link" text:visited-style-name="Visited_20_Internet_20_Link">Question mark</text:a> (used to avoid <text:a xlink:type="simple" xlink:href="https://en.wikipedia.org/wiki/Digraphs_and_trigraphs_(programming)#C" text:style-name="Internet_20_link" text:visited-style-name="Visited_20_Internet_20_Link">trigraphs</text:a>) </text:p>
          </table:table-cell>
        </table:table-row>
        <table:table-row>
          <table:table-cell table:style-name="Table3.A1" office:value-type="string">
            <text:p text:style-name="P28">\<text:span text:style-name="T27">nnn</text:span><text:bookmark text:name="ref_Note2"/><text:a xlink:type="simple" xlink:href="https://en.wikipedia.org/wiki/Escape_sequences_in_C#endnote_Note2" text:style-name="Internet_20_link" text:visited-style-name="Visited_20_Internet_20_Link">note 2</text:a></text:p>
          </table:table-cell>
          <table:table-cell table:style-name="Table3.A1" office:value-type="string">
            <text:p text:style-name="P28"><text:span text:style-name="T27">nnn</text:span> (octal)</text:p>
          </table:table-cell>
          <table:table-cell table:style-name="Table3.A1" office:value-type="string">
            <text:p text:style-name="P30">Escape sequence Hex value in ASCII Character represented \a 07 <text:a xlink:type="simple" xlink:href="https://en.wikipedia.org/wiki/Bell_character" text:style-name="Internet_20_link" text:visited-style-name="Visited_20_Internet_20_Link">Alert (Beep, Bell)</text:a> (added in C89)<text:bookmark text:name="cite_ref-Rationale_2003_C_1-01"/><text:a xlink:type="simple" xlink:href="https://en.wikipedia.org/wiki/Escape_sequences_in_C#cite_note-Rationale_2003_C-1" text:style-name="Internet_20_link" text:visited-style-name="Visited_20_Internet_20_Link">[1]</text:a> \b 08 <text:a xlink:type="simple" xlink:href="https://en.wikipedia.org/wiki/Backspace" text:style-name="Internet_20_link" text:visited-style-name="Visited_20_Internet_20_Link">Backspace</text:a> \e<text:bookmark text:name="ref_Note11"/><text:a xlink:type="simple" xlink:href="https://en.wikipedia.org/wiki/Escape_sequences_in_C#endnote_Note1" text:style-name="Internet_20_link" text:visited-style-name="Visited_20_Internet_20_Link">note 1</text:a> 1B <text:a xlink:type="simple" xlink:href="https://en.wikipedia.org/wiki/Escape_character" text:style-name="Internet_20_link" text:visited-style-name="Visited_20_Internet_20_Link">Escape character</text:a> \f 0C <text:a xlink:type="simple" xlink:href="https://en.wikipedia.org/wiki/Formfeed" text:style-name="Internet_20_link" text:visited-style-name="Visited_20_Internet_20_Link">Formfeed</text:a> <text:a xlink:type="simple" xlink:href="https://en.wikipedia.org/wiki/Page_Break" text:style-name="Internet_20_link" text:visited-style-name="Visited_20_Internet_20_Link">Page Break</text:a> \n 0A <text:a xlink:type="simple" xlink:href="https://en.wikipedia.org/wiki/Newline" text:style-name="Internet_20_link" text:visited-style-name="Visited_20_Internet_20_Link">Newline</text:a> (Line Feed); see below \r 0D <text:a xlink:type="simple" xlink:href="https://en.wikipedia.org/wiki/Carriage_Return" text:style-name="Internet_20_link" text:visited-style-name="Visited_20_Internet_20_Link">Carriage Return</text:a> \t 09 <text:a xlink:type="simple" xlink:href="https://en.wikipedia.org/wiki/Horizontal_Tab" text:style-name="Internet_20_link" text:visited-style-name="Visited_20_Internet_20_Link">Horizontal Tab</text:a> \v 0B <text:a xlink:type="simple" xlink:href="https://en.wikipedia.org/wiki/Vertical_Tab" text:style-name="Internet_20_link" text:visited-style-name="Visited_20_Internet_20_Link">Vertical Tab</text:a> \\ 5C <text:a xlink:type="simple" xlink:href="https://en.wikipedia.org/wiki/Backslash" text:style-name="Internet_20_link" text:visited-style-name="Visited_20_Internet_20_Link">Backslash</text:a> \' 27 <text:a xlink:type="simple" xlink:href="https://en.wikipedia.org/wiki/Apostrophe" text:style-name="Internet_20_link" text:visited-style-name="Visited_20_Internet_20_Link">Apostrophe</text:a> or single quotation mark \" 22 Double <text:a xlink:type="simple" xlink:href="https://en.wikipedia.org/wiki/Quotation_mark" text:style-name="Internet_20_link" text:visited-style-name="Visited_20_Internet_20_Link">quotation mark</text:a> \? 3F <text:a xlink:type="simple" xlink:href="https://en.wikipedia.org/wiki/Question_mark" text:style-name="Internet_20_link" text:visited-style-name="Visited_20_Internet_20_Link">Question mark</text:a> (used to avoid <text:a xlink:type="simple" xlink:href="https://en.wikipedia.org/wiki/Digraphs_and_trigraphs_(programming)#C" text:style-name="Internet_20_link" text:visited-style-name="Visited_20_Internet_20_Link">trigraphs</text:a>) \<text:span text:style-name="T27">nnn</text:span><text:bookmark text:name="ref_Note21"/><text:a xlink:type="simple" xlink:href="https://en.wikipedia.org/wiki/Escape_sequences_in_C#endnote_Note2" text:style-name="Internet_20_link" text:visited-style-name="Visited_20_Internet_20_Link">note 2</text:a> <text:span text:style-name="T27">nnn</text:span> (octal) The byte whose numerical value is given by <text:span text:style-name="T27">nnn</text:span> interpreted as an <text:a xlink:type="simple" xlink:href="https://en.wikipedia.org/wiki/Octal" text:style-name="Internet_20_link" text:visited-style-name="Visited_20_Internet_20_Link">octal</text:a> number \x<text:span text:style-name="T27">hh…</text:span> <text:span text:style-name="T27">hh…</text:span> The byte whose numerical value is given by <text:span text:style-name="T27">hh…</text:span> interpreted as a <text:a xlink:type="simple" xlink:href="https://en.wikipedia.org/wiki/Hexadecimal" text:style-name="Internet_20_link" text:visited-style-name="Visited_20_Internet_20_Link">hexadecimal</text:a> number \u<text:span text:style-name="T27">hhhh</text:span><text:bookmark text:name="ref_Note31"/><text:a xlink:type="simple" xlink:href="https://en.wikipedia.org/wiki/Escape_sequences_in_C#endnote_Note3" text:style-name="Internet_20_link" text:visited-style-name="Visited_20_Internet_20_Link">note 3</text:a> <text:span text:style-name="T27">non-ASCII</text:span> <text:a xlink:type="simple" xlink:href="https://en.wikipedia.org/wiki/Unicode" text:style-name="Internet_20_link" text:visited-style-name="Visited_20_Internet_20_Link">Unicode</text:a> <text:a xlink:type="simple" xlink:href="https://en.wikipedia.org/wiki/Code_point" text:style-name="Internet_20_link" text:visited-style-name="Visited_20_Internet_20_Link">code point</text:a> below 10000 hexadecimal (added in C99)<text:bookmark text:name="cite_ref-Rationale_2003_C_1-11"/><text:a xlink:type="simple" xlink:href="https://en.wikipedia.org/wiki/Escape_sequences_in_C#cite_note-Rationale_2003_C-1" text:style-name="Internet_20_link" text:visited-style-name="Visited_20_Internet_20_Link">[1]</text:a>: 26  \U<text:span text:style-name="T27">hhhhhhhh</text:span><text:bookmark text:name="ref_Note41"/><text:a xlink:type="simple" xlink:href="https://en.wikipedia.org/wiki/Escape_sequences_in_C#endnote_Note4" text:style-name="Internet_20_link" text:visited-style-name="Visited_20_Internet_20_Link">note 4</text:a> <text:span text:style-name="T27">non-ASCII</text:span> Unicode code point where <text:span text:style-name="T27">h</text:span> is a hexadecimal digit </text:p>
            <text:p text:style-name="P28">The byte whose numerical value is given by <text:span text:style-name="T27">nnn</text:span> interpreted as an <text:a xlink:type="simple" xlink:href="https://en.wikipedia.org/wiki/Octal" text:style-name="Internet_20_link" text:visited-style-name="Visited_20_Internet_20_Link">octal</text:a> number </text:p>
          </table:table-cell>
        </table:table-row>
        <table:table-row>
          <table:table-cell table:style-name="Table3.A1" office:value-type="string">
            <text:p text:style-name="P28">\x<text:span text:style-name="T27">hh…</text:span></text:p>
          </table:table-cell>
          <table:table-cell table:style-name="Table3.A1" office:value-type="string">
            <text:p text:style-name="P27">hh…</text:p>
          </table:table-cell>
          <table:table-cell table:style-name="Table3.A1" office:value-type="string">
            <text:p text:style-name="P28">The byte whose numerical value is given by <text:span text:style-name="T27">hh…</text:span> interpreted as a <text:a xlink:type="simple" xlink:href="https://en.wikipedia.org/wiki/Hexadecimal" text:style-name="Internet_20_link" text:visited-style-name="Visited_20_Internet_20_Link">hexadecimal</text:a> number </text:p>
          </table:table-cell>
        </table:table-row>
        <table:table-row>
          <table:table-cell table:style-name="Table3.A1" office:value-type="string">
            <text:p text:style-name="P28">\u<text:span text:style-name="T27">hhhh</text:span><text:bookmark text:name="ref_Note3"/><text:a xlink:type="simple" xlink:href="https://en.wikipedia.org/wiki/Escape_sequences_in_C#endnote_Note3" text:style-name="Internet_20_link" text:visited-style-name="Visited_20_Internet_20_Link">note 3</text:a></text:p>
          </table:table-cell>
          <table:table-cell table:style-name="Table3.A1" office:value-type="string">
            <text:p text:style-name="P27">non-ASCII</text:p>
          </table:table-cell>
          <table:table-cell table:style-name="Table3.A1" office:value-type="string">
            <text:p text:style-name="P28"><text:a xlink:type="simple" xlink:href="https://en.wikipedia.org/wiki/Unicode" text:style-name="Internet_20_link" text:visited-style-name="Visited_20_Internet_20_Link">Unicode</text:a> <text:a xlink:type="simple" xlink:href="https://en.wikipedia.org/wiki/Code_point" text:style-name="Internet_20_link" text:visited-style-name="Visited_20_Internet_20_Link">code point</text:a> below 10000 hexadecimal (added in C99)<text:bookmark text:name="cite_ref-Rationale_2003_C_1-1"/><text:a xlink:type="simple" xlink:href="https://en.wikipedia.org/wiki/Escape_sequences_in_C#cite_note-Rationale_2003_C-1" text:style-name="Internet_20_link" text:visited-style-name="Visited_20_Internet_20_Link">[1]</text:a>: 26  </text:p>
          </table:table-cell>
        </table:table-row>
        <table:table-row>
          <table:table-cell table:style-name="Table3.A1" office:value-type="string">
            <text:p text:style-name="P28">\U<text:span text:style-name="T27">hhhhhhhh</text:span><text:bookmark text:name="ref_Note4"/><text:a xlink:type="simple" xlink:href="https://en.wikipedia.org/wiki/Escape_sequences_in_C#endnote_Note4" text:style-name="Internet_20_link" text:visited-style-name="Visited_20_Internet_20_Link">note 4</text:a></text:p>
          </table:table-cell>
          <table:table-cell table:style-name="Table3.A1" office:value-type="string">
            <text:p text:style-name="P27">non-ASCII</text:p>
          </table:table-cell>
          <table:table-cell table:style-name="Table3.A1" office:value-type="string">
            <text:p text:style-name="P28">Unicode code point where <text:span text:style-name="T27">h</text:span> is a hexadecimal digit </text:p>
          </table:table-cell>
        </table:table-row>
      </table:table>
      <text:p text:style-name="Standard"/>
      <text:h text:style-name="Heading_20_3" text:outline-level="3"><text:bookmark-start text:name="__RefHeading___Toc1464_4109188922"/><text:soft-page-break/><text:s text:c="2"/><text:bookmark-end text:name="__RefHeading___Toc1464_4109188922"/></text:h>
      <text:h text:style-name="Heading_20_2" text:outline-level="2"><text:bookmark-start text:name="__RefHeading___Toc1466_4109188922"/><text:s text:c="2"/>Functions:<text:bookmark-end text:name="__RefHeading___Toc1466_4109188922"/></text:h>
      <text:p text:style-name="Standard"/>
      <text:p text:style-name="Standard"><text:s text:c="4"/>func funcname () { funcbody }</text:p>
      <text:p text:style-name="Standard"><text:s text:c="4"/>func funcname ( arg_declarelist ) { funcbody }</text:p>
      <text:p text:style-name="Standard"/>
      <text:p text:style-name="Standard"><text:s text:c="8"/>arg_declerelist:</text:p>
      <text:p text:style-name="Standard"><text:s text:c="12"/>type1:var=init <text:s/>...</text:p>
      <text:p text:style-name="Standard"/>
      <text:p text:style-name="Standard"><text:s text:c="7"/><text:span text:style-name="T13">funcbody</text:span></text:p>
      <text:p text:style-name="Standard"><text:tab/><text:span text:style-name="T20">any valid statements</text:span></text:p>
      <text:p text:style-name="Standard"><text:tab/><text:span text:style-name="T20">return retval</text:span></text:p>
      <text:p text:style-name="Standard"/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<text:span text:style-name="T21">G</text:span>lobals are allocated and initialized, uninitialized vars are zeroed</text:p>
      <text:p text:style-name="Standard"><text:s text:c="8"/><text:span text:style-name="T21">Lo</text:span>cal variables are assigned on the stack</text:p>
      <text:p text:style-name="Standard"><text:s text:c="8"/><text:span text:style-name="T21">E</text:span>xpression temporaries are on the stack</text:p>
      <text:p text:style-name="Standard"/>
      <text:p text:style-name="P23"><text:s text:c="8"/><text:tab/>Return value is delivered in rax. <text:s/>(al, eax, rax); </text:p>
      <text:p text:style-name="P23"><text:tab/>If the <text:s/>function does not specify a return a value, zero is returned.</text:p>
      <text:p text:style-name="Standard"/>
      <text:p text:style-name="Standard"><text:s text:c="8"/><text:tab/>Because the function calls do not change the stack, functions ca<text:span text:style-name="T22">n </text:span>be called without a prototype. <text:tab/>The function itself is responsible to restore the stack allocated during execution.</text:p>
      <text:p text:style-name="Standard"/>
      <text:p text:style-name="Standard"><text:s text:c="4"/><text:tab/><text:span text:style-name="T22">func </text:span>funcname ( arg declarelist ) { funcbody }</text:p>
      <text:p text:style-name="Standard"/>
      <text:h text:style-name="Heading_20_2" text:outline-level="2"><text:bookmark-start text:name="__RefHeading___Toc1468_4109188922"/><text:s/>Allocations:<text:bookmark-end text:name="__RefHeading___Toc1468_4109188922"/></text:h>
      <text:p text:style-name="Standard"/>
      <text:p text:style-name="Standard"><text:s text:c="8"/>Memory is allocated <text:span text:style-name="T23">from</text:span> the free store. <text:span text:style-name="T24">(</text:span> initialized or uninitialized <text:span text:style-name="T24">)</text:span></text:p>
      <text:p text:style-name="Standard"/>
      <text:h text:style-name="Heading_20_3" text:outline-level="3"><text:bookmark-start text:name="__RefHeading___Toc1470_4109188922"/><text:s/>Exceptions:<text:bookmark-end text:name="__RefHeading___Toc1470_4109188922"/>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oft-page-break/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bookmark-start text:name="__RefHeading___Toc1472_4109188922"/><text:s/>Expressions:<text:bookmark-end text:name="__RefHeading___Toc1472_4109188922"/>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ndece follows industrial conventions.</text:p>
      <text:p text:style-name="Standard"><text:s text:c="8"/>The operators are obeying the signed / unsigned interpretation</text:p>
      <text:p text:style-name="Standard"><text:s text:c="8"/>of variables, in case the oparator sign-nesses are in conflict,</text:p>
      <text:p text:style-name="Standard"><text:s text:c="8"/>the compiler reports an error.</text:p>
      <text:p text:style-name="Standard"/>
      <text:h text:style-name="Heading_20_3" text:outline-level="3"><text:bookmark-start text:name="__RefHeading___Toc1474_4109188922"/><text:s/>Type conversions:<text:bookmark-end text:name="__RefHeading___Toc1474_4109188922"/>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bookmark-start text:name="__RefHeading___Toc1476_4109188922"/><text:s text:c="4"/>Grouping:<text:bookmark-end text:name="__RefHeading___Toc1476_4109188922"/></text:h>
      <text:p text:style-name="Standard"/>
      <text:p text:style-name="Standard"><text:s text:c="8"/>( .. ) <text:s text:c="3"/>give precedence to expression in braces</text:p>
      <text:p text:style-name="Standard"/>
      <text:h text:style-name="Heading_20_4" text:outline-level="4"><text:bookmark-start text:name="__RefHeading___Toc1478_4109188922"/><text:s text:c="4"/>Unary:<text:bookmark-end text:name="__RefHeading___Toc1478_4109188922"/></text:h>
      <text:p text:style-name="Standard"/>
      <text:p text:style-name="Standard"><text:s text:c="8"/>! <text:s text:c="10"/>not bitwise</text:p>
      <text:p text:style-name="Standard"><text:s text:c="9"/>!! <text:s text:c="7"/>not logical</text:p>
      <text:p text:style-name="Standard"><text:s text:c="8"/>&amp; <text:s text:c="9"/>address of</text:p>
      <text:p text:style-name="Standard"><text:s text:c="8"/>* <text:s text:c="7"/>dereference of</text:p>
      <text:p text:style-name="Standard"><text:s text:c="8"/>- <text:s text:c="9"/>unary minus</text:p>
      <text:p text:style-name="Standard"><text:s text:c="8"/>^ <text:s text:c="9"/>power of</text:p>
      <text:p text:style-name="Standard"><text:s text:c="8"/>++ <text:s text:c="7"/>increment (pre only)</text:p>
      <text:p text:style-name="Standard"><text:s text:c="8"/>-- <text:s text:c="7"/>decrement (pre only)</text:p>
      <text:p text:style-name="Standard"/>
      <text:h text:style-name="Heading_20_4" text:outline-level="4"><text:bookmark-start text:name="__RefHeading___Toc1480_4109188922"/><text:s text:c="4"/>Binary:<text:bookmark-end text:name="__RefHeading___Toc1480_4109188922"/></text:h>
      <text:p text:style-name="Standard"/>
      <text:p text:style-name="Standard"><text:s text:c="8"/>* <text:s text:c="7"/>multiply</text:p>
      <text:p text:style-name="Standard"><text:s text:c="8"/>/ <text:s text:c="8"/>divide</text:p>
      <text:p text:style-name="Standard"><text:s text:c="8"/>/% <text:s text:c="8"/>int divide</text:p>
      <text:p text:style-name="Standard"><text:s text:c="8"/>% <text:s text:c="8"/>modulus</text:p>
      <text:p text:style-name="Standard"><text:s text:c="8"/>+ <text:s text:c="7"/>addition</text:p>
      <text:p text:style-name="Standard"><text:s text:c="8"/>- <text:s text:c="7"/>substration</text:p>
      <text:p text:style-name="Standard"/>
      <text:h text:style-name="Heading_20_4" text:outline-level="4"><text:bookmark-start text:name="__RefHeading___Toc1482_4109188922"/><text:soft-page-break/><text:s text:c="4"/>Binary Logical:<text:bookmark-end text:name="__RefHeading___Toc1482_4109188922"/></text:h>
      <text:p text:style-name="Standard"/>
      <text:p text:style-name="Standard"><text:s text:c="9"/>&amp;&amp; <text:s text:c="7"/>and</text:p>
      <text:p text:style-name="Standard"><text:s text:c="9"/>|| <text:s text:c="5"/>or</text:p>
      <text:p text:style-name="Standard"><text:s text:c="9"/>^^ <text:s text:c="5"/>xor</text:p>
      <text:p text:style-name="Standard"/>
      <text:h text:style-name="Heading_20_4" text:outline-level="4"><text:bookmark-start text:name="__RefHeading___Toc1484_4109188922"/><text:s text:c="4"/>Binary Bitwise:<text:bookmark-end text:name="__RefHeading___Toc1484_4109188922"/></text:h>
      <text:p text:style-name="Standard"/>
      <text:p text:style-name="Standard"><text:s text:c="8"/>&amp; <text:s text:c="6"/>and</text:p>
      <text:p text:style-name="Standard"><text:s text:c="8"/>| <text:s text:c="6"/>or</text:p>
      <text:p text:style-name="Standard"><text:s text:c="8"/>^ <text:s text:c="6"/>xor</text:p>
      <text:p text:style-name="Standard"/>
      <text:h text:style-name="Heading_20_4" text:outline-level="4"><text:bookmark-start text:name="__RefHeading___Toc1486_4109188922"/><text:s text:c="4"/>Binary bitwise operators:<text:bookmark-end text:name="__RefHeading___Toc1486_4109188922"/></text:h>
      <text:p text:style-name="Standard"/>
      <text:p text:style-name="Standard"><text:s text:c="8"/>&gt;&gt; <text:s text:c="4"/>shift right</text:p>
      <text:p text:style-name="Standard"><text:s text:c="8"/>&lt;&lt; <text:s text:c="4"/>shift left</text:p>
      <text:p text:style-name="Standard"/>
      <text:p text:style-name="Standard"><text:s text:c="8"/>&lt;&lt;&lt; <text:s/>rotate left</text:p>
      <text:p text:style-name="Standard"><text:s text:c="8"/>&gt;&gt;&gt; <text:s/>rotate right</text:p>
      <text:p text:style-name="Standard"/>
      <text:h text:style-name="Heading_20_4" text:outline-level="4"><text:bookmark-start text:name="__RefHeading___Toc1488_4109188922"/><text:s/>Conditionals:<text:bookmark-end text:name="__RefHeading___Toc1488_4109188922"/></text:h>
      <text:p text:style-name="Standard"/>
      <text:p text:style-name="Standard"><text:s text:c="8"/>&gt; <text:s text:c="7"/>larger <text:s/>(left larger then right)</text:p>
      <text:p text:style-name="Standard"><text:s text:c="8"/>&lt; <text:s text:c="7"/>smaller</text:p>
      <text:p text:style-name="Standard"><text:s text:c="8"/>&gt;= <text:s text:c="7"/>larger equal</text:p>
      <text:p text:style-name="Standard"><text:s text:c="8"/>&lt;= <text:s text:c="7"/>smaller equal</text:p>
      <text:p text:style-name="Standard"><text:s text:c="8"/>== <text:s text:c="7"/>equal</text:p>
      <text:p text:style-name="Standard"><text:s text:c="8"/>!= <text:s text:c="7"/>not equal</text:p>
      <text:p text:style-name="Standard"/>
      <text:h text:style-name="Heading_20_4" text:outline-level="4"><text:bookmark-start text:name="__RefHeading___Toc1490_4109188922"/><text:s text:c="2"/>Assignments:<text:bookmark-end text:name="__RefHeading___Toc1490_4109188922"/>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= <text:s text:c="7"/>const</text:p>
      <text:p text:style-name="Standard"/>
      <text:h text:style-name="Heading_20_4" text:outline-level="4"><text:bookmark-start text:name="__RefHeading___Toc1492_4109188922"/><text:s text:c="2"/>Conditional elements:<text:bookmark-end text:name="__RefHeading___Toc1492_4109188922"/></text:h>
      <text:p text:style-name="Standard"/>
      <text:p text:style-name="Standard"><text:s text:c="4"/>if(condition)</text:p>
      <text:p text:style-name="Standard"><text:s text:c="8"/>{</text:p>
      <text:p text:style-name="Standard"><text:s text:c="8"/>}</text:p>
      <text:p text:style-name="Standard"><text:s text:c="4"/>elseif(condition2)</text:p>
      <text:p text:style-name="Standard"><text:s text:c="8"/>{</text:p>
      <text:p text:style-name="Standard"><text:s text:c="8"/>}</text:p>
      <text:p text:style-name="Standard"><text:soft-page-break/><text:s text:c="4"/>else</text:p>
      <text:p text:style-name="Standard"><text:s text:c="8"/>{</text:p>
      <text:p text:style-name="Standard"><text:s text:c="8"/>}</text:p>
      <text:p text:style-name="Standard"/>
      <text:h text:style-name="Heading_20_4" text:outline-level="4"><text:bookmark-start text:name="__RefHeading___Toc1494_4109188922"/><text:s/>Looping elements:<text:bookmark-end text:name="__RefHeading___Toc1494_4109188922"/></text:h>
      <text:p text:style-name="Standard"/>
      <text:p text:style-name="Standard"><text:s text:c="5"/>loop</text:p>
      <text:p text:style-name="Standard"><text:s text:c="9"/>{</text:p>
      <text:p text:style-name="Standard"><text:s text:c="8"/>decl;</text:p>
      <text:p text:style-name="Standard"/>
      <text:p text:style-name="Standard"><text:s text:c="8"/>enter { decl init }</text:p>
      <text:p text:style-name="Standard"><text:s text:c="8"/>leave { decl closure }</text:p>
      <text:p text:style-name="Standard"><text:s text:c="8"/>cont <text:s/>{ decl closure }</text:p>
      <text:p text:style-name="Standard"/>
      <text:p text:style-name="Standard"><text:s text:c="9"/>if(condition)</text:p>
      <text:p text:style-name="Standard"><text:s text:c="13"/>break level;</text:p>
      <text:p text:style-name="Standard"/>
      <text:p text:style-name="Standard"><text:s text:c="8"/>if(condition2)</text:p>
      <text:p text:style-name="Standard"><text:s text:c="12"/>continue;</text:p>
      <text:p text:style-name="Standard"><text:s text:c="9"/>}</text:p>
      <text:p text:style-name="Standard"/>
      <text:p text:style-name="Standard"><text:s text:c="2"/>Looping creates an infinite loop, and break conditions need to be tested. Enter</text:p>
      <text:p text:style-name="Standard"><text:s text:c="2"/>clause executes on entry; leave clause executes on exit;</text:p>
      <text:p text:style-name="Standard"/>
      <text:h text:style-name="Heading_20_4" text:outline-level="4"><text:bookmark-start text:name="__RefHeading___Toc1496_4109188922"/><text:s/>Execution control:<text:bookmark-end text:name="__RefHeading___Toc1496_4109188922"/></text:h>
      <text:p text:style-name="Standard"/>
      <text:p text:style-name="Standard"><text:s text:c="2"/>The goto statement transfers control to the label. Intra function</text:p>
      <text:p text:style-name="Standard"><text:s text:c="2"/>goto only;</text:p>
      <text:p text:style-name="Standard"/>
      <text:p text:style-name="Standard"><text:s text:c="4"/>label:</text:p>
      <text:p text:style-name="Standard"><text:s text:c="4"/>goto label;</text:p>
      <text:p text:style-name="Standard"/>
      <text:p text:style-name="Standard">Additional language features:</text:p>
      <text:p text:style-name="Standard"/>
      <text:p text:style-name="Standard"><text:s text:c="4"/>No duplicate definitions of variables are permitted. This is to</text:p>
      <text:p text:style-name="Standard">prevent local variables overriding global variables, a common source of errors</text:p>
      <text:p text:style-name="Standard">in traditional languages. Variables and functions share the same name space, so no</text:p>
      <text:p text:style-name="Standard">conflicting vars and func names are allowed either.</text:p>
      <text:p text:style-name="Standard"/>
      <text:p text:style-name="Standard"><text:s text:c="5"/>No nested functions.</text:p>
      <text:p text:style-name="Standard"/>
      <text:h text:style-name="Heading_20_3" text:outline-level="3"/>
      <text:h text:style-name="Heading_20_2" text:outline-level="2"><text:bookmark-start text:name="__RefHeading___Toc1500_4109188922"/><text:s/>Preprocessing:<text:bookmark-end text:name="__RefHeading___Toc1500_4109188922"/></text:h>
      <text:p text:style-name="Standard"/>
      <text:p text:style-name="Standard"><text:soft-page-break/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ext:soft-page-break/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8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oft-page-break/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oft-page-break/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h text:style-name="Heading_20_2" text:outline-level="2">Command line:</text:h>
      <text:p text:style-name="P17"/>
      <text:p text:style-name="P17"><text:s/>./pcomp [option(s)] file(s)</text:p>
      <text:p text:style-name="P17"/>
      <text:p text:style-name="P17"><text:s text:c="4"/>The assembler file is generated with the same file name as</text:p>
      <text:p text:style-name="P17"><text:s text:c="4"/>the sorce with the .asm extension.</text:p>
      <text:p text:style-name="P17"><text:s text:c="4"/>The preprocessing file is generated with the same file name as</text:p>
      <text:p text:style-name="P17"><text:s text:c="4"/>the sorce with the .pcc extension.</text:p>
      <text:p text:style-name="P16"/>
      <text:h text:style-name="Heading_20_3" text:outline-level="3"><text:bookmark-start text:name="__RefHeading___Toc1502_4109188922"/>Comand line arguments:<text:bookmark-end text:name="__RefHeading___Toc1502_4109188922"/>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/>
      <text:p text:style-name="P11"/>
      <text:p text:style-name="P25">This is not meant to be a spec, more like a spec draft or an idea starter.</text:p>
      <text:p text:style-name="P18"/>
      <text:p text:style-name="P11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5T15:46:05.830193532</dc:date>
    <dc:creator>Peter Glen</dc:creator>
    <meta:editing-duration>PT3H56M24S</meta:editing-duration>
    <meta:editing-cycles>28</meta:editing-cycles>
    <meta:generator>LibreOffice/7.3.7.2$Linux_X86_64 LibreOffice_project/30$Build-2</meta:generator>
    <meta:document-statistic meta:table-count="3" meta:image-count="0" meta:object-count="0" meta:page-count="12" meta:paragraph-count="439" meta:word-count="1865" meta:character-count="13534" meta:non-whitespace-character-count="9780"/>
  </office:meta>
</office:document-meta>
</file>